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Preformatted_20_Text">
      <style:text-properties fo:font-size="6pt" style:font-size-asian="6pt" style:font-size-complex="6pt"/>
    </style:style>
    <style:style style:name="P2" style:family="paragraph" style:parent-style-name="Text_20_body">
      <style:text-properties fo:font-size="6pt" style:font-size-asian="6pt" style:font-size-complex="6pt"/>
    </style:style>
    <style:style style:name="P3" style:family="paragraph" style:parent-style-name="Heading_20_3">
      <style:paragraph-properties fo:margin-left="1cm" fo:margin-right="1cm" fo:margin-top="0cm" fo:margin-bottom="0.499cm" fo:text-indent="0cm" style:auto-text-indent="false"/>
      <style:text-properties fo:font-size="6pt" style:font-size-asian="6pt" style:font-size-complex="6pt"/>
    </style:style>
    <style:style style:name="P4" style:family="paragraph" style:parent-style-name="Heading_20_3">
      <style:paragraph-properties fo:margin-left="1cm" fo:margin-right="1cm" fo:margin-top="0cm" fo:margin-bottom="0.499cm" fo:text-indent="0cm" style:auto-text-indent="false"/>
      <style:text-properties fo:font-size="6pt" fo:font-weight="bold" style:font-size-asian="6pt" style:font-size-complex="6pt"/>
    </style:style>
    <style:style style:name="P5" style:family="paragraph" style:parent-style-name="Quotations">
      <style:text-properties fo:font-size="6pt" style:font-size-asian="6pt" style:font-size-complex="6pt"/>
    </style:style>
    <style:style style:name="P6" style:family="paragraph" style:parent-style-name="Quotations" style:list-style-name="L1">
      <style:text-properties fo:font-size="6pt" style:font-size-asian="6pt" style:font-size-complex="6pt"/>
    </style:style>
    <style:style style:name="P7" style:family="paragraph" style:parent-style-name="Quotations" style:list-style-name="L9">
      <style:text-properties fo:font-size="6pt" style:font-size-asian="6pt" style:font-size-complex="6pt"/>
    </style:style>
    <style:style style:name="P8" style:family="paragraph" style:parent-style-name="Quotations" style:list-style-name="L10">
      <style:text-properties fo:font-size="6pt" style:font-size-asian="6pt" style:font-size-complex="6pt"/>
    </style:style>
    <style:style style:name="P9" style:family="paragraph" style:parent-style-name="Quotations" style:list-style-name="L11">
      <style:text-properties fo:font-size="6pt" style:font-size-asian="6pt" style:font-size-complex="6pt"/>
    </style:style>
    <style:style style:name="P10" style:family="paragraph" style:parent-style-name="Quotations" style:list-style-name="L13">
      <style:text-properties fo:font-size="6pt" style:font-size-asian="6pt" style:font-size-complex="6pt"/>
    </style:style>
    <style:style style:name="P11" style:family="paragraph" style:parent-style-name="Quotations" style:list-style-name="L13">
      <style:text-properties fo:font-size="6pt" style:font-size-asian="6pt" style:font-size-complex="6pt"/>
    </style:style>
    <style:style style:name="P12" style:family="paragraph" style:parent-style-name="Quotations" style:list-style-name="L14">
      <style:text-properties fo:font-size="6pt" style:font-size-asian="6pt" style:font-size-complex="6pt"/>
    </style:style>
    <style:style style:name="P13" style:family="paragraph" style:parent-style-name="Quotations" style:list-style-name="L15">
      <style:text-properties fo:font-size="6pt" style:font-size-asian="6pt" style:font-size-complex="6pt"/>
    </style:style>
    <style:style style:name="P14" style:family="paragraph" style:parent-style-name="Quotations" style:list-style-name="L1">
      <style:paragraph-properties fo:margin-top="0cm" fo:margin-bottom="0cm"/>
      <style:text-properties fo:font-size="6pt" style:font-size-asian="6pt" style:font-size-complex="6pt"/>
    </style:style>
    <style:style style:name="P15" style:family="paragraph" style:parent-style-name="Quotations" style:list-style-name="L1">
      <style:paragraph-properties fo:margin-top="0cm" fo:margin-bottom="0cm"/>
      <style:text-properties fo:font-size="6pt" style:font-size-asian="6pt" style:font-size-complex="6pt"/>
    </style:style>
    <style:style style:name="P16" style:family="paragraph" style:parent-style-name="Quotations" style:list-style-name="L1">
      <style:paragraph-properties fo:margin-top="0cm" fo:margin-bottom="0cm"/>
      <style:text-properties fo:font-size="6pt" style:font-size-asian="6pt" style:font-size-complex="6pt"/>
    </style:style>
    <style:style style:name="P17" style:family="paragraph" style:parent-style-name="Quotations" style:list-style-name="L1">
      <style:paragraph-properties fo:margin-top="0cm" fo:margin-bottom="0cm"/>
      <style:text-properties fo:font-size="6pt" style:font-size-asian="6pt" style:font-size-complex="6pt"/>
    </style:style>
    <style:style style:name="P18" style:family="paragraph" style:parent-style-name="Quotations" style:list-style-name="L1">
      <style:paragraph-properties fo:margin-top="0cm" fo:margin-bottom="0cm"/>
      <style:text-properties fo:font-size="6pt" style:font-size-asian="6pt" style:font-size-complex="6pt"/>
    </style:style>
    <style:style style:name="P19" style:family="paragraph" style:parent-style-name="Quotations" style:list-style-name="L1">
      <style:paragraph-properties fo:margin-top="0cm" fo:margin-bottom="0cm"/>
      <style:text-properties fo:font-size="6pt" style:font-size-asian="6pt" style:font-size-complex="6pt"/>
    </style:style>
    <style:style style:name="P20" style:family="paragraph" style:parent-style-name="Quotations" style:list-style-name="L9">
      <style:paragraph-properties fo:margin-top="0cm" fo:margin-bottom="0cm"/>
      <style:text-properties fo:font-size="6pt" style:font-size-asian="6pt" style:font-size-complex="6pt"/>
    </style:style>
    <style:style style:name="P21" style:family="paragraph" style:parent-style-name="Quotations" style:list-style-name="L9">
      <style:paragraph-properties fo:margin-top="0cm" fo:margin-bottom="0cm"/>
      <style:text-properties fo:font-size="6pt" style:font-size-asian="6pt" style:font-size-complex="6pt"/>
    </style:style>
    <style:style style:name="P22" style:family="paragraph" style:parent-style-name="Quotations" style:list-style-name="L9">
      <style:paragraph-properties fo:margin-top="0cm" fo:margin-bottom="0cm"/>
      <style:text-properties fo:font-size="6pt" style:font-size-asian="6pt" style:font-size-complex="6pt"/>
    </style:style>
    <style:style style:name="P23" style:family="paragraph" style:parent-style-name="Quotations" style:list-style-name="L9">
      <style:paragraph-properties fo:margin-top="0cm" fo:margin-bottom="0cm"/>
      <style:text-properties fo:font-size="6pt" style:font-size-asian="6pt" style:font-size-complex="6pt"/>
    </style:style>
    <style:style style:name="P24" style:family="paragraph" style:parent-style-name="Quotations" style:list-style-name="L9">
      <style:paragraph-properties fo:margin-top="0cm" fo:margin-bottom="0cm"/>
      <style:text-properties fo:font-size="6pt" style:font-size-asian="6pt" style:font-size-complex="6pt"/>
    </style:style>
    <style:style style:name="P25" style:family="paragraph" style:parent-style-name="Quotations" style:list-style-name="L9">
      <style:paragraph-properties fo:margin-top="0cm" fo:margin-bottom="0cm"/>
      <style:text-properties fo:font-size="6pt" style:font-size-asian="6pt" style:font-size-complex="6pt"/>
    </style:style>
    <style:style style:name="P26" style:family="paragraph" style:parent-style-name="Quotations" style:list-style-name="L9">
      <style:paragraph-properties fo:margin-top="0cm" fo:margin-bottom="0cm"/>
      <style:text-properties fo:font-size="6pt" style:font-size-asian="6pt" style:font-size-complex="6pt"/>
    </style:style>
    <style:style style:name="P27" style:family="paragraph" style:parent-style-name="Quotations" style:list-style-name="L9">
      <style:paragraph-properties fo:margin-top="0cm" fo:margin-bottom="0cm"/>
      <style:text-properties fo:font-size="6pt" style:font-size-asian="6pt" style:font-size-complex="6pt"/>
    </style:style>
    <style:style style:name="P28" style:family="paragraph" style:parent-style-name="Quotations" style:list-style-name="L9">
      <style:paragraph-properties fo:margin-top="0cm" fo:margin-bottom="0cm"/>
      <style:text-properties fo:font-size="6pt" style:font-size-asian="6pt" style:font-size-complex="6pt"/>
    </style:style>
    <style:style style:name="P29" style:family="paragraph" style:parent-style-name="Quotations" style:list-style-name="L9">
      <style:paragraph-properties fo:margin-top="0cm" fo:margin-bottom="0cm"/>
      <style:text-properties fo:font-size="6pt" style:font-size-asian="6pt" style:font-size-complex="6pt"/>
    </style:style>
    <style:style style:name="P30" style:family="paragraph" style:parent-style-name="Quotations" style:list-style-name="L9">
      <style:paragraph-properties fo:margin-top="0cm" fo:margin-bottom="0cm"/>
      <style:text-properties fo:font-size="6pt" style:font-size-asian="6pt" style:font-size-complex="6pt"/>
    </style:style>
    <style:style style:name="P31" style:family="paragraph" style:parent-style-name="Quotations" style:list-style-name="L10">
      <style:paragraph-properties fo:margin-top="0cm" fo:margin-bottom="0cm"/>
      <style:text-properties fo:font-size="6pt" style:font-size-asian="6pt" style:font-size-complex="6pt"/>
    </style:style>
    <style:style style:name="P32" style:family="paragraph" style:parent-style-name="Quotations" style:list-style-name="L10">
      <style:paragraph-properties fo:margin-top="0cm" fo:margin-bottom="0cm"/>
      <style:text-properties fo:font-size="6pt" style:font-size-asian="6pt" style:font-size-complex="6pt"/>
    </style:style>
    <style:style style:name="P33" style:family="paragraph" style:parent-style-name="Quotations" style:list-style-name="L10">
      <style:paragraph-properties fo:margin-top="0cm" fo:margin-bottom="0cm"/>
      <style:text-properties fo:font-size="6pt" style:font-size-asian="6pt" style:font-size-complex="6pt"/>
    </style:style>
    <style:style style:name="P34" style:family="paragraph" style:parent-style-name="Quotations" style:list-style-name="L10">
      <style:paragraph-properties fo:margin-top="0cm" fo:margin-bottom="0cm"/>
      <style:text-properties fo:font-size="6pt" style:font-size-asian="6pt" style:font-size-complex="6pt"/>
    </style:style>
    <style:style style:name="P35" style:family="paragraph" style:parent-style-name="Quotations" style:list-style-name="L10">
      <style:paragraph-properties fo:margin-top="0cm" fo:margin-bottom="0cm"/>
      <style:text-properties fo:font-size="6pt" style:font-size-asian="6pt" style:font-size-complex="6pt"/>
    </style:style>
    <style:style style:name="P36" style:family="paragraph" style:parent-style-name="Quotations" style:list-style-name="L10">
      <style:paragraph-properties fo:margin-top="0cm" fo:margin-bottom="0cm"/>
      <style:text-properties fo:font-size="6pt" style:font-size-asian="6pt" style:font-size-complex="6pt"/>
    </style:style>
    <style:style style:name="P37" style:family="paragraph" style:parent-style-name="Quotations" style:list-style-name="L10">
      <style:paragraph-properties fo:margin-top="0cm" fo:margin-bottom="0cm"/>
      <style:text-properties fo:font-size="6pt" style:font-size-asian="6pt" style:font-size-complex="6pt"/>
    </style:style>
    <style:style style:name="P38" style:family="paragraph" style:parent-style-name="Quotations" style:list-style-name="L10">
      <style:paragraph-properties fo:margin-top="0cm" fo:margin-bottom="0cm"/>
      <style:text-properties fo:font-size="6pt" style:font-size-asian="6pt" style:font-size-complex="6pt"/>
    </style:style>
    <style:style style:name="P39" style:family="paragraph" style:parent-style-name="Quotations" style:list-style-name="L10">
      <style:paragraph-properties fo:margin-top="0cm" fo:margin-bottom="0cm"/>
      <style:text-properties fo:font-size="6pt" style:font-size-asian="6pt" style:font-size-complex="6pt"/>
    </style:style>
    <style:style style:name="P40" style:family="paragraph" style:parent-style-name="Quotations" style:list-style-name="L10">
      <style:paragraph-properties fo:margin-top="0cm" fo:margin-bottom="0cm"/>
      <style:text-properties fo:font-size="6pt" style:font-size-asian="6pt" style:font-size-complex="6pt"/>
    </style:style>
    <style:style style:name="P41" style:family="paragraph" style:parent-style-name="Quotations" style:list-style-name="L10">
      <style:paragraph-properties fo:margin-top="0cm" fo:margin-bottom="0cm"/>
      <style:text-properties fo:font-size="6pt" style:font-size-asian="6pt" style:font-size-complex="6pt"/>
    </style:style>
    <style:style style:name="P42" style:family="paragraph" style:parent-style-name="Quotations" style:list-style-name="L11">
      <style:paragraph-properties fo:margin-top="0cm" fo:margin-bottom="0cm"/>
      <style:text-properties fo:font-size="6pt" style:font-size-asian="6pt" style:font-size-complex="6pt"/>
    </style:style>
    <style:style style:name="P43" style:family="paragraph" style:parent-style-name="Quotations" style:list-style-name="L11">
      <style:paragraph-properties fo:margin-top="0cm" fo:margin-bottom="0cm"/>
      <style:text-properties fo:font-size="6pt" style:font-size-asian="6pt" style:font-size-complex="6pt"/>
    </style:style>
    <style:style style:name="P44" style:family="paragraph" style:parent-style-name="Quotations" style:list-style-name="L11">
      <style:paragraph-properties fo:margin-top="0cm" fo:margin-bottom="0cm"/>
      <style:text-properties fo:font-size="6pt" style:font-size-asian="6pt" style:font-size-complex="6pt"/>
    </style:style>
    <style:style style:name="P45" style:family="paragraph" style:parent-style-name="Quotations" style:list-style-name="L11">
      <style:paragraph-properties fo:margin-top="0cm" fo:margin-bottom="0cm"/>
      <style:text-properties fo:font-size="6pt" style:font-size-asian="6pt" style:font-size-complex="6pt"/>
    </style:style>
    <style:style style:name="P46" style:family="paragraph" style:parent-style-name="Quotations" style:list-style-name="L11">
      <style:paragraph-properties fo:margin-top="0cm" fo:margin-bottom="0cm"/>
      <style:text-properties fo:font-size="6pt" style:font-size-asian="6pt" style:font-size-complex="6pt"/>
    </style:style>
    <style:style style:name="P47" style:family="paragraph" style:parent-style-name="Quotations" style:list-style-name="L11">
      <style:paragraph-properties fo:margin-top="0cm" fo:margin-bottom="0cm"/>
      <style:text-properties fo:font-size="6pt" style:font-size-asian="6pt" style:font-size-complex="6pt"/>
    </style:style>
    <style:style style:name="P48" style:family="paragraph" style:parent-style-name="Quotations" style:list-style-name="L11">
      <style:paragraph-properties fo:margin-top="0cm" fo:margin-bottom="0cm"/>
      <style:text-properties fo:font-size="6pt" style:font-size-asian="6pt" style:font-size-complex="6pt"/>
    </style:style>
    <style:style style:name="P49" style:family="paragraph" style:parent-style-name="Quotations" style:list-style-name="L11">
      <style:paragraph-properties fo:margin-top="0cm" fo:margin-bottom="0cm"/>
      <style:text-properties fo:font-size="6pt" style:font-size-asian="6pt" style:font-size-complex="6pt"/>
    </style:style>
    <style:style style:name="P50" style:family="paragraph" style:parent-style-name="Quotations" style:list-style-name="L11">
      <style:paragraph-properties fo:margin-top="0cm" fo:margin-bottom="0cm"/>
      <style:text-properties fo:font-size="6pt" style:font-size-asian="6pt" style:font-size-complex="6pt"/>
    </style:style>
    <style:style style:name="P51" style:family="paragraph" style:parent-style-name="Quotations" style:list-style-name="L11">
      <style:paragraph-properties fo:margin-top="0cm" fo:margin-bottom="0cm"/>
      <style:text-properties fo:font-size="6pt" style:font-size-asian="6pt" style:font-size-complex="6pt"/>
    </style:style>
    <style:style style:name="P52" style:family="paragraph" style:parent-style-name="Quotations" style:list-style-name="L11">
      <style:paragraph-properties fo:margin-top="0cm" fo:margin-bottom="0cm"/>
      <style:text-properties fo:font-size="6pt" style:font-size-asian="6pt" style:font-size-complex="6pt"/>
    </style:style>
    <style:style style:name="P53" style:family="paragraph" style:parent-style-name="Quotations" style:list-style-name="L12">
      <style:paragraph-properties fo:margin-top="0cm" fo:margin-bottom="0cm"/>
      <style:text-properties fo:font-size="6pt" style:font-size-asian="6pt" style:font-size-complex="6pt"/>
    </style:style>
    <style:style style:name="P54" style:family="paragraph" style:parent-style-name="Quotations" style:list-style-name="L12">
      <style:paragraph-properties fo:margin-top="0cm" fo:margin-bottom="0cm"/>
      <style:text-properties fo:font-size="6pt" style:font-size-asian="6pt" style:font-size-complex="6pt"/>
    </style:style>
    <style:style style:name="P55" style:family="paragraph" style:parent-style-name="Quotations" style:list-style-name="L12">
      <style:paragraph-properties fo:margin-top="0cm" fo:margin-bottom="0cm"/>
      <style:text-properties fo:font-size="6pt" style:font-size-asian="6pt" style:font-size-complex="6pt"/>
    </style:style>
    <style:style style:name="P56" style:family="paragraph" style:parent-style-name="Quotations" style:list-style-name="L12">
      <style:paragraph-properties fo:margin-top="0cm" fo:margin-bottom="0cm"/>
      <style:text-properties fo:font-size="6pt" style:font-size-asian="6pt" style:font-size-complex="6pt"/>
    </style:style>
    <style:style style:name="P57" style:family="paragraph" style:parent-style-name="Quotations" style:list-style-name="L12">
      <style:paragraph-properties fo:margin-top="0cm" fo:margin-bottom="0cm"/>
      <style:text-properties fo:font-size="6pt" style:font-size-asian="6pt" style:font-size-complex="6pt"/>
    </style:style>
    <style:style style:name="P58" style:family="paragraph" style:parent-style-name="Quotations" style:list-style-name="L12">
      <style:paragraph-properties fo:margin-top="0cm" fo:margin-bottom="0cm"/>
      <style:text-properties fo:font-size="6pt" style:font-size-asian="6pt" style:font-size-complex="6pt"/>
    </style:style>
    <style:style style:name="P59" style:family="paragraph" style:parent-style-name="Quotations" style:list-style-name="L12">
      <style:paragraph-properties fo:margin-top="0cm" fo:margin-bottom="0cm"/>
      <style:text-properties fo:font-size="6pt" style:font-size-asian="6pt" style:font-size-complex="6pt"/>
    </style:style>
    <style:style style:name="P60" style:family="paragraph" style:parent-style-name="Quotations" style:list-style-name="L12">
      <style:paragraph-properties fo:margin-top="0cm" fo:margin-bottom="0cm"/>
      <style:text-properties fo:font-size="6pt" style:font-size-asian="6pt" style:font-size-complex="6pt"/>
    </style:style>
    <style:style style:name="P61" style:family="paragraph" style:parent-style-name="Quotations" style:list-style-name="L12">
      <style:paragraph-properties fo:margin-top="0cm" fo:margin-bottom="0cm"/>
      <style:text-properties fo:font-size="6pt" style:font-size-asian="6pt" style:font-size-complex="6pt"/>
    </style:style>
    <style:style style:name="P62" style:family="paragraph" style:parent-style-name="Quotations" style:list-style-name="L12">
      <style:paragraph-properties fo:margin-top="0cm" fo:margin-bottom="0cm"/>
      <style:text-properties fo:font-size="6pt" style:font-size-asian="6pt" style:font-size-complex="6pt"/>
    </style:style>
    <style:style style:name="P63" style:family="paragraph" style:parent-style-name="Quotations" style:list-style-name="L12">
      <style:paragraph-properties fo:margin-top="0cm" fo:margin-bottom="0cm"/>
      <style:text-properties fo:font-size="6pt" style:font-size-asian="6pt" style:font-size-complex="6pt"/>
    </style:style>
    <style:style style:name="P64" style:family="paragraph" style:parent-style-name="Quotations" style:list-style-name="L12">
      <style:paragraph-properties fo:margin-top="0cm" fo:margin-bottom="0cm"/>
      <style:text-properties fo:font-size="6pt" style:font-size-asian="6pt" style:font-size-complex="6pt"/>
    </style:style>
    <style:style style:name="P65" style:family="paragraph" style:parent-style-name="Quotations" style:list-style-name="L13">
      <style:paragraph-properties fo:margin-top="0cm" fo:margin-bottom="0cm"/>
      <style:text-properties fo:font-size="6pt" style:font-size-asian="6pt" style:font-size-complex="6pt"/>
    </style:style>
    <style:style style:name="P66" style:family="paragraph" style:parent-style-name="Quotations" style:list-style-name="L13">
      <style:paragraph-properties fo:margin-top="0cm" fo:margin-bottom="0cm"/>
      <style:text-properties fo:font-size="6pt" style:font-size-asian="6pt" style:font-size-complex="6pt"/>
    </style:style>
    <style:style style:name="P67" style:family="paragraph" style:parent-style-name="Quotations" style:list-style-name="L13">
      <style:paragraph-properties fo:margin-top="0cm" fo:margin-bottom="0cm"/>
      <style:text-properties fo:font-size="6pt" style:font-size-asian="6pt" style:font-size-complex="6pt"/>
    </style:style>
    <style:style style:name="P68" style:family="paragraph" style:parent-style-name="Quotations" style:list-style-name="L13">
      <style:paragraph-properties fo:margin-top="0cm" fo:margin-bottom="0cm"/>
      <style:text-properties fo:font-size="6pt" style:font-size-asian="6pt" style:font-size-complex="6pt"/>
    </style:style>
    <style:style style:name="P69" style:family="paragraph" style:parent-style-name="Quotations" style:list-style-name="L13">
      <style:paragraph-properties fo:margin-top="0cm" fo:margin-bottom="0cm"/>
      <style:text-properties fo:font-size="6pt" style:font-size-asian="6pt" style:font-size-complex="6pt"/>
    </style:style>
    <style:style style:name="P70" style:family="paragraph" style:parent-style-name="Quotations" style:list-style-name="L13">
      <style:paragraph-properties fo:margin-top="0cm" fo:margin-bottom="0cm"/>
      <style:text-properties fo:font-size="6pt" style:font-size-asian="6pt" style:font-size-complex="6pt"/>
    </style:style>
    <style:style style:name="P71" style:family="paragraph" style:parent-style-name="Quotations" style:list-style-name="L13">
      <style:paragraph-properties fo:margin-top="0cm" fo:margin-bottom="0cm"/>
      <style:text-properties fo:font-size="6pt" style:font-size-asian="6pt" style:font-size-complex="6pt"/>
    </style:style>
    <style:style style:name="P72" style:family="paragraph" style:parent-style-name="Quotations" style:list-style-name="L13">
      <style:paragraph-properties fo:margin-top="0cm" fo:margin-bottom="0cm"/>
      <style:text-properties fo:font-size="6pt" style:font-size-asian="6pt" style:font-size-complex="6pt"/>
    </style:style>
    <style:style style:name="P73" style:family="paragraph" style:parent-style-name="Quotations" style:list-style-name="L13">
      <style:paragraph-properties fo:margin-top="0cm" fo:margin-bottom="0cm"/>
      <style:text-properties fo:font-size="6pt" style:font-size-asian="6pt" style:font-size-complex="6pt"/>
    </style:style>
    <style:style style:name="P74" style:family="paragraph" style:parent-style-name="Quotations" style:list-style-name="L13">
      <style:paragraph-properties fo:margin-top="0cm" fo:margin-bottom="0cm"/>
      <style:text-properties fo:font-size="6pt" style:font-size-asian="6pt" style:font-size-complex="6pt"/>
    </style:style>
    <style:style style:name="P75" style:family="paragraph" style:parent-style-name="Quotations" style:list-style-name="L14">
      <style:paragraph-properties fo:margin-top="0cm" fo:margin-bottom="0cm"/>
      <style:text-properties fo:font-size="6pt" style:font-size-asian="6pt" style:font-size-complex="6pt"/>
    </style:style>
    <style:style style:name="P76" style:family="paragraph" style:parent-style-name="Quotations" style:list-style-name="L14">
      <style:paragraph-properties fo:margin-top="0cm" fo:margin-bottom="0cm"/>
      <style:text-properties fo:font-size="6pt" style:font-size-asian="6pt" style:font-size-complex="6pt"/>
    </style:style>
    <style:style style:name="P77" style:family="paragraph" style:parent-style-name="Quotations" style:list-style-name="L14">
      <style:paragraph-properties fo:margin-top="0cm" fo:margin-bottom="0cm"/>
      <style:text-properties fo:font-size="6pt" style:font-size-asian="6pt" style:font-size-complex="6pt"/>
    </style:style>
    <style:style style:name="P78" style:family="paragraph" style:parent-style-name="Quotations" style:list-style-name="L14">
      <style:paragraph-properties fo:margin-top="0cm" fo:margin-bottom="0cm"/>
      <style:text-properties fo:font-size="6pt" style:font-size-asian="6pt" style:font-size-complex="6pt"/>
    </style:style>
    <style:style style:name="P79" style:family="paragraph" style:parent-style-name="Quotations" style:list-style-name="L14">
      <style:paragraph-properties fo:margin-top="0cm" fo:margin-bottom="0cm"/>
      <style:text-properties fo:font-size="6pt" style:font-size-asian="6pt" style:font-size-complex="6pt"/>
    </style:style>
    <style:style style:name="P80" style:family="paragraph" style:parent-style-name="Quotations" style:list-style-name="L15">
      <style:paragraph-properties fo:margin-top="0cm" fo:margin-bottom="0cm"/>
      <style:text-properties fo:font-size="6pt" style:font-size-asian="6pt" style:font-size-complex="6pt"/>
    </style:style>
    <style:style style:name="P81" style:family="paragraph" style:parent-style-name="Quotations" style:list-style-name="L15">
      <style:paragraph-properties fo:margin-top="0cm" fo:margin-bottom="0cm"/>
      <style:text-properties fo:font-size="6pt" style:font-size-asian="6pt" style:font-size-complex="6pt"/>
    </style:style>
    <style:style style:name="P82" style:family="paragraph" style:parent-style-name="Quotations" style:list-style-name="L15">
      <style:paragraph-properties fo:margin-top="0cm" fo:margin-bottom="0cm"/>
      <style:text-properties fo:font-size="6pt" style:font-size-asian="6pt" style:font-size-complex="6pt"/>
    </style:style>
    <style:style style:name="P83" style:family="paragraph" style:parent-style-name="Quotations" style:list-style-name="L15">
      <style:paragraph-properties fo:margin-top="0cm" fo:margin-bottom="0cm"/>
      <style:text-properties fo:font-size="6pt" style:font-size-asian="6pt" style:font-size-complex="6pt"/>
    </style:style>
    <style:style style:name="P84" style:family="paragraph" style:parent-style-name="Quotations" style:list-style-name="L15">
      <style:paragraph-properties fo:margin-top="0cm" fo:margin-bottom="0cm"/>
      <style:text-properties fo:font-size="6pt" style:font-size-asian="6pt" style:font-size-complex="6pt"/>
    </style:style>
    <style:style style:name="P85" style:family="paragraph" style:parent-style-name="Quotations" style:list-style-name="L15">
      <style:paragraph-properties fo:margin-top="0cm" fo:margin-bottom="0cm"/>
      <style:text-properties fo:font-size="6pt" style:font-size-asian="6pt" style:font-size-complex="6pt"/>
    </style:style>
    <style:style style:name="P86" style:family="paragraph" style:parent-style-name="Quotations" style:list-style-name="L11">
      <style:paragraph-properties fo:margin-top="0cm" fo:margin-bottom="0cm"/>
      <style:text-properties fo:font-size="6pt" fo:font-weight="bold" style:font-size-asian="6pt" style:font-size-complex="6pt"/>
    </style:style>
    <style:style style:name="P87" style:family="paragraph" style:parent-style-name="Quotations" style:list-style-name="L12">
      <style:paragraph-properties fo:margin-top="0cm" fo:margin-bottom="0cm"/>
      <style:text-properties fo:font-size="6pt" fo:font-weight="bold" style:font-size-asian="6pt" style:font-size-complex="6pt"/>
    </style:style>
    <style:style style:name="P88" style:family="paragraph" style:parent-style-name="Quotations">
      <style:paragraph-properties fo:margin-left="2cm" fo:margin-right="2cm" fo:text-indent="0cm" style:auto-text-indent="false"/>
      <style:text-properties fo:font-size="6pt" fo:font-weight="bold" style:font-size-asian="6pt" style:font-size-complex="6pt"/>
    </style:style>
    <style:style style:name="P89" style:family="paragraph" style:parent-style-name="Quotations" style:list-style-name="L13">
      <style:paragraph-properties fo:margin-left="2cm" fo:margin-right="2cm" fo:text-indent="0cm" style:auto-text-indent="false"/>
      <style:text-properties fo:font-size="6pt" fo:font-weight="bold" style:font-size-asian="6pt" style:font-size-complex="6pt"/>
    </style:style>
    <style:style style:name="P90" style:family="paragraph" style:parent-style-name="Quotations">
      <style:paragraph-properties fo:margin-left="2cm" fo:margin-right="2cm" fo:text-indent="0cm" style:auto-text-indent="false"/>
      <style:text-properties fo:font-size="6pt" style:font-size-asian="6pt" style:font-size-complex="6pt"/>
    </style:style>
    <style:style style:name="P91" style:family="paragraph" style:parent-style-name="Quotations">
      <style:paragraph-properties fo:margin-left="0cm" fo:margin-right="1cm" fo:text-indent="0cm" style:auto-text-indent="false"/>
      <style:text-properties fo:font-size="6pt" fo:font-weight="bold" style:font-size-asian="6pt" style:font-weight-asian="bold" style:font-size-complex="6pt" style:font-weight-complex="bold"/>
    </style:style>
    <style:style style:name="P92" style:family="paragraph" style:parent-style-name="Heading_20_4">
      <style:paragraph-properties fo:margin-left="1cm" fo:margin-right="1cm" fo:margin-top="0cm" fo:margin-bottom="0.499cm" fo:text-indent="0cm" style:auto-text-indent="false"/>
      <style:text-properties fo:font-size="6pt" style:font-size-asian="6pt" style:font-size-complex="6pt"/>
    </style:style>
    <style:style style:name="P93" style:family="paragraph" style:parent-style-name="Horizontal_20_Line">
      <style:text-properties fo:font-size="6pt" style:font-size-asian="6pt" style:font-size-complex="6pt"/>
    </style:style>
    <style:style style:name="T1" style:family="text">
      <style:text-properties fo:font-weight="bold"/>
    </style:style>
    <style:style style:name="T2" style:family="text">
      <style:text-properties fo:font-size="6pt" style:font-size-asian="6pt" style:font-size-complex="6pt"/>
    </style:style>
    <style:style style:name="T3" style:family="text">
      <style:text-properties fo:font-size="6pt" fo:font-weight="bold" style:font-size-asian="6pt" style:font-size-complex="6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SQL, PostgreSQL, SQLite, SQL Server, Sybase, and Oracle (oprócz DB2)</text:p>
      <text:p text:style-name="P1">#http://www.napcs.com/howto/railsonwindows.html</text:p>
      <text:p text:style-name="P1">rails test</text:p>
      <text:p text:style-name="P1">cd test</text:p>
      <text:p text:style-name="P1">ruby script/server</text:p>
      <text:p text:style-name="P1">vim config/database.yml</text:p>
      <text:p text:style-name="P1">ruby script/generate model klientrb</text:p>
      <text:p text:style-name="P1">vim db/migrate/001_create_klientrbs.rb</text:p>
      <text:p text:style-name="P1">rake db:migrate</text:p>
      <text:p text:style-name="P1">ruby script/generate scaffold klientrbs</text:p>
      <text:p text:style-name="P1">ruby script/server # restart server</text:p>
      <text:p text:style-name="P1"/>
      <text:h text:style-name="P3" text:outline-level="3" text:is-list-header="true"><text:bookmark text:name="_Toc111133463"/>Configure the RDT plugin</text:h>
      <text:list text:style-name="L1">
        <text:list-item>
          <text:p text:style-name="P14">Select Windows &gt; Prefrences &gt; Ruby </text:p>
        </text:list-item>
        <text:list-item>
          <text:p text:style-name="P14">Select <text:span text:style-name="T1">Installed Interpreters</text:span> </text:p>
        </text:list-item>
        <text:list-item>
          <text:p text:style-name="P14">Click <text:span text:style-name="T1">Add</text:span> </text:p>
        </text:list-item>
        <text:list-item>
          <text:p text:style-name="P14">Enter <text:span text:style-name="T1">Ruby</text:span> as the interpreter name (You might want to include the version number if you know it) </text:p>
        </text:list-item>
        <text:list-item>
          <text:p text:style-name="P14">Enter the path to your ruby.exe file (usually <text:span text:style-name="T1">c:\ruby\bin\rubyw.exe</text:span>) </text:p>
        </text:list-item>
        <text:list-item>
          <text:p text:style-name="P14">Select <text:span text:style-name="T1">OK</text:span> </text:p>
        </text:list-item>
        <text:list-item>
          <text:p text:style-name="P6">Configure the rest of your Ruby settings and then select <text:span text:style-name="T1">OK</text:span> to save the settings. </text:p>
        </text:list-item>
      </text:list>
      <text:p text:style-name="P91"><text:bookmark text:name="_Toc111133464"/>Launching External Rails Scripts Within Eclipse </text:p>
      <text:p text:style-name="P2">You should know that hese settings are tied to your workspace. If you change workspaces then you will need to reconfigure these options. Hopefully the fine developers of RDT will build these into the plugin at some point so they appear on the context menus. </text:p>
      <text:p text:style-name="P2">At this point, you're going to want to open the Ruby perspective. To do this, go to <text:span text:style-name="T1">Window -&gt; Open Perspective -&gt; Other</text:span> and choose <text:span text:style-name="T1">Ruby</text:span></text:p>
      <text:p text:style-name="Text_20_body"><text:span text:style-name="T2">If you don't want to go through the trouble of creating these external tools, you can </text:span><text:a xlink:type="simple" xlink:href="/howto/railsonwindows/externals.zip"><text:span text:style-name="T2">download this file</text:span></text:a><text:span text:style-name="T2"> and unzip it to </text:span><text:span text:style-name="T3">the root of your c: drive.</text:span><text:span text:style-name="T2"> The files should  then extact to </text:span><text:span text:style-name="T3">c:\java\workspace\.metadata\.plugins\org.eclipse.debug.core\.launches </text:span><text:span text:style-name="T2">(assuming you've followed along so far). Be sure to </text:span><text:a xlink:type="simple" xlink:href="#setupfavorites"><text:span text:style-name="T2">set up the favorites</text:span></text:a><text:span text:style-name="T2"> once you import these settings! </text:span></text:p>
      <text:h text:style-name="P92" text:outline-level="4" text:is-list-header="true"><text:bookmark text:name="_Toc111133466"/>Configure Eclipse to Create Rails Projects</text:h>
      <text:list text:style-name="L9">
        <text:list-item>
          <text:p text:style-name="P20">Select <text:span text:style-name="T1">Run -&gt; External Tools -&gt; External Tools</text:span> </text:p>
        </text:list-item>
        <text:list-item>
          <text:p text:style-name="P20"><text:span text:style-name="T1">Select "Program" </text:span>from the <text:span text:style-name="T1">configuration</text:span> tree </text:p>
        </text:list-item>
        <text:list-item>
          <text:p text:style-name="P20">Select <text:span text:style-name="T1">New</text:span> to create a new program </text:p>
        </text:list-item>
        <text:list-item>
          <text:p text:style-name="P20">Enter “<text:span text:style-name="T1">Create Rails Application in Project</text:span>” as the name </text:p>
        </text:list-item>
        <text:list-item>
          <text:p text:style-name="P20">Enter <text:span text:style-name="T1">C:\ruby\bin\rails.cmd</text:span> for the Location </text:p>
        </text:list-item>
        <text:list-item>
          <text:p text:style-name="P20">Enter <text:span text:style-name="T1">${project_loc}</text:span> for the Working Directory </text:p>
        </text:list-item>
        <text:list-item>
          <text:p text:style-name="P20">Enter <text:span text:style-name="T1">../${project_name} </text:span>for the Arguments </text:p>
        </text:list-item>
        <text:list-item>
          <text:p text:style-name="P20">Select the <text:span text:style-name="T1">refresh</text:span> tab and check <text:span text:style-name="T1">Refresh Resources Upon Completion</text:span> </text:p>
        </text:list-item>
        <text:list-item>
          <text:p text:style-name="P20">Select the <text:span text:style-name="T1">Common</text:span> tab </text:p>
          <text:list>
            <text:list-item>
              <text:p text:style-name="P20">Find the section for <text:span text:style-name="T1">Display in Favorites Menu</text:span> </text:p>
            </text:list-item>
            <text:list-item>
              <text:p text:style-name="P20">Check the box next to <text:span text:style-name="T1">External Tools</text:span> </text:p>
            </text:list-item>
          </text:list>
        </text:list-item>
        <text:list-item>
          <text:p text:style-name="P7">Select <text:span text:style-name="T1">Apply</text:span> </text:p>
        </text:list-item>
      </text:list>
      <text:h text:style-name="P92" text:outline-level="4" text:is-list-header="true"><text:bookmark text:name="_Toc111133465"/>Configure Eclipse to Launch WEBrick server</text:h>
      <text:list text:style-name="L10">
        <text:list-item>
          <text:p text:style-name="P31">Select <text:span text:style-name="T1">Run -&gt; External Tools -&gt; External Tools </text:span></text:p>
        </text:list-item>
        <text:list-item>
          <text:p text:style-name="P31"><text:span text:style-name="T1">Select "Program" </text:span>from the <text:span text:style-name="T1">configuration</text:span> tree </text:p>
        </text:list-item>
        <text:list-item>
          <text:p text:style-name="P31">Select <text:span text:style-name="T1">New</text:span> to create a new program </text:p>
        </text:list-item>
        <text:list-item>
          <text:p text:style-name="P31">Enter “<text:span text:style-name="T1">Start WEBrick</text:span>” as the name </text:p>
        </text:list-item>
        <text:list-item>
          <text:p text:style-name="P31">Enter <text:span text:style-name="T1">C:\ruby\bin\ruby.exe</text:span> for the Location </text:p>
        </text:list-item>
        <text:list-item>
          <text:p text:style-name="P31">For the Working Directory, use<text:line-break/><text:span text:style-name="T1">${project_loc}</text:span> </text:p>
        </text:list-item>
        <text:list-item>
          <text:p text:style-name="P31">Enter <text:span text:style-name="T1">script\server </text:span>for the <text:span text:style-name="T1">Arguments</text:span> </text:p>
        </text:list-item>
        <text:list-item>
          <text:p text:style-name="P31">Select the <text:span text:style-name="T1">refresh</text:span> tab and check <text:span text:style-name="T1">Refresh Resources Upon Completion</text:span> </text:p>
        </text:list-item>
        <text:list-item>
          <text:p text:style-name="P31">Select the <text:span text:style-name="T1">Common</text:span> tab </text:p>
          <text:list>
            <text:list-item>
              <text:p text:style-name="P31">Find the section for <text:span text:style-name="T1">Display in Favorites Menu</text:span> </text:p>
            </text:list-item>
            <text:list-item>
              <text:p text:style-name="P31">Check the box next to <text:span text:style-name="T1">External Tools</text:span> </text:p>
            </text:list-item>
          </text:list>
        </text:list-item>
        <text:list-item>
          <text:p text:style-name="P8">Select <text:span text:style-name="T1">Apply</text:span> </text:p>
        </text:list-item>
      </text:list>
      <text:h text:style-name="P92" text:outline-level="4" text:is-list-header="true"> </text:h>
      <text:h text:style-name="P92" text:outline-level="4" text:is-list-header="true"><text:bookmark text:name="_Toc111133467"/>Configure Eclipse to Create Rails Models</text:h>
      <text:list text:style-name="L11">
        <text:list-item>
          <text:p text:style-name="P42">Select <text:span text:style-name="T1">Run -&gt; External Tools -&gt; External Tools</text:span> </text:p>
        </text:list-item>
        <text:list-item>
          <text:p text:style-name="P42"><text:span text:style-name="T1">Select "Program" </text:span>from the <text:span text:style-name="T1">configuration</text:span> tree </text:p>
        </text:list-item>
        <text:list-item>
          <text:p text:style-name="P42">Select <text:span text:style-name="T1">New</text:span> to create a new program </text:p>
        </text:list-item>
        <text:list-item>
          <text:p text:style-name="P42">Enter “<text:span text:style-name="T1">Generate Model</text:span>” as the name </text:p>
        </text:list-item>
        <text:list-item>
          <text:p text:style-name="P42">Enter <text:span text:style-name="T1">C:\ruby\bin\ruby.exe</text:span> for the Location </text:p>
        </text:list-item>
        <text:list-item>
          <text:p text:style-name="P42"><text:soft-page-break/>For the Working Directory, use<text:line-break/><text:span text:style-name="T1">${project_loc}</text:span> </text:p>
        </text:list-item>
        <text:list-item>
          <text:p text:style-name="P42">Enter for the arguments </text:p>
          <text:list>
            <text:list-item>
              <text:p text:style-name="P86">script/generate model ${string_prompt:Model name} -f </text:p>
            </text:list-item>
          </text:list>
        </text:list-item>
        <text:list-item>
          <text:p text:style-name="P42">Select the <text:span text:style-name="T1">refresh</text:span> tab and check <text:span text:style-name="T1">Refresh Resources Upon Completion</text:span> </text:p>
        </text:list-item>
        <text:list-item>
          <text:p text:style-name="P42">Select the <text:span text:style-name="T1">Common</text:span> tab </text:p>
          <text:list>
            <text:list-item>
              <text:p text:style-name="P42">Find the section for <text:span text:style-name="T1">Display in Favorites Menu</text:span> </text:p>
            </text:list-item>
            <text:list-item>
              <text:p text:style-name="P42">Check the box next to <text:span text:style-name="T1">External Tools</text:span> </text:p>
            </text:list-item>
          </text:list>
        </text:list-item>
        <text:list-item>
          <text:p text:style-name="P9">Select <text:span text:style-name="T1">Apply</text:span> </text:p>
        </text:list-item>
      </text:list>
      <text:h text:style-name="P92" text:outline-level="4" text:is-list-header="true"><text:bookmark text:name="_Toc111133469"/>Configure Eclipse to Generate Scaffold for Controllers and Views</text:h>
      <text:p text:style-name="P5">As many have noted, you could simply duplicate the previous entry and simply change the arguments </text:p>
      <text:list text:style-name="L13">
        <text:list-item>
          <text:p text:style-name="P65">Select <text:span text:style-name="T1">Run -&gt; External Tools -&gt; External Tools</text:span> </text:p>
        </text:list-item>
        <text:list-item>
          <text:p text:style-name="P65"><text:span text:style-name="T1">Select "Program" </text:span>from the <text:span text:style-name="T1">configuration</text:span> tree </text:p>
        </text:list-item>
        <text:list-item>
          <text:p text:style-name="P65">Select <text:span text:style-name="T1">New</text:span> to create a new program </text:p>
        </text:list-item>
        <text:list-item>
          <text:p text:style-name="P65">Enter “<text:span text:style-name="T1">Generate Scaffold</text:span>” as the name </text:p>
        </text:list-item>
        <text:list-item>
          <text:p text:style-name="P65">Enter <text:span text:style-name="T1">C:\ruby\bin\ruby.exe</text:span> for the Location </text:p>
        </text:list-item>
        <text:list-item>
          <text:p text:style-name="P65">For the <text:span text:style-name="T1">Working Directory,</text:span> use<text:line-break/><text:span text:style-name="T1">${project_loc}</text:span> </text:p>
        </text:list-item>
        <text:list-item>
          <text:p text:style-name="P10">Enter for the arguments </text:p>
          <text:p text:style-name="P89">script/generate scaffold ${string_prompt:Model name} ${string_prompt:Controller name} ${string_prompt:Actions separated with spaces} -f </text:p>
        </text:list-item>
        <text:list-item>
          <text:p text:style-name="P65">Select the <text:span text:style-name="T1">refresh</text:span> tab and check <text:span text:style-name="T1">Refresh Resources Upon Completion</text:span> </text:p>
        </text:list-item>
        <text:list-item>
          <text:p text:style-name="P65">Select the <text:span text:style-name="T1">Common</text:span> tab </text:p>
          <text:list>
            <text:list-item>
              <text:p text:style-name="P65">Find the section for <text:span text:style-name="T1">Display in Favorites Menu</text:span> </text:p>
            </text:list-item>
            <text:list-item>
              <text:p text:style-name="P65">Check the box next to <text:span text:style-name="T1">External Tools</text:span> </text:p>
            </text:list-item>
          </text:list>
        </text:list-item>
        <text:list-item>
          <text:p text:style-name="P10">Select <text:span text:style-name="T1">Apply</text:span> </text:p>
        </text:list-item>
      </text:list>
      <text:h text:style-name="P3" text:outline-level="3" text:is-list-header="true"><text:bookmark text:name="_Toc111133470"/>Working with Rails Projects in Eclipse</text:h>
      <text:h text:style-name="P4" text:outline-level="3" text:is-list-header="true"><text:bookmark text:name="webrickoutput"/>Configure WEBrick's Output for Eclipse</text:h>
      <text:p text:style-name="P5">For some strange reason, WEBrick's output doesn't always get piped to Eclipse's console. We can hack this a bit to make this work for us. We need to add these two lines to the Rails <text:span text:style-name="T1">server</text:span> script:</text:p>
      <text:p text:style-name="P5">Provided that you've installed Ruby to <text:span text:style-name="T1">c:\ruby</text:span> as instructed above, you can navigate to </text:p>
      <text:p text:style-name="P88">C:\ruby\lib\ruby\gems\1.8\gems\rails-1.1.6\bin</text:p>
      <text:p text:style-name="P5">and edit the <text:span text:style-name="T1">server</text:span> file with a good text editor (anything except for <text:span text:style-name="T1">notepad or wordpad</text:span>).</text:p>
      <text:p text:style-name="P5">Add this to the <text:span text:style-name="T1">second line of the script:</text:span></text:p>
      <text:p text:style-name="P88">$stdout.sync=true<text:line-break/>$stderr.sync=true</text:p>
      <text:p text:style-name="P5">Alternatively, you could just add these two lines to WEBrick once you've created your Rails project by modifying the <text:span text:style-name="T1">server</text:span> file under <text:span text:style-name="T1">/scripts</text:span> in your Rails project.</text:p>
      <text:h text:style-name="P3" text:outline-level="3" text:is-list-header="true"><text:bookmark text:name="_Toc111133471"/>Create a new Rails Project</text:h>
      <text:list text:style-name="L15">
        <text:list-item>
          <text:p text:style-name="P80">Select <text:span text:style-name="T1">File &gt; New &gt; Other : Ruby &gt; Ruby Project </text:span></text:p>
        </text:list-item>
        <text:list-item>
          <text:p text:style-name="P80">Enter a name for your project. </text:p>
          <text:list>
            <text:list-item>
              <text:p text:style-name="P80">This name will be the name you'll use for your Rails project name when you generate the Rails application files </text:p>
            </text:list-item>
          </text:list>
        </text:list-item>
        <text:list-item>
          <text:p text:style-name="P80">Make sure to use the Eclipse Workspace for the project contents! </text:p>
        </text:list-item>
        <text:list-item>
          <text:p text:style-name="P80">Select the project in the Ruby Resources view </text:p>
        </text:list-item>
        <text:list-item>
          <text:p text:style-name="P80">Go to <text:span text:style-name="T1">Run -&gt; External Tools</text:span> and choose <text:span text:style-name="T1">Create Rails Project. </text:span>A few seconds later, your Eclipse Console should show the results of the file creation and your file project tree should be populated with your ruby files. </text:p>
        </text:list-item>
        <text:list-item>
          <text:p text:style-name="P13">At this point, you'll want to edit your <text:span text:style-name="T1">config/database.yml</text:span> file with your database properties. </text:p>
        </text:list-item>
      </text:list>
      <text:h text:style-name="P3"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font-name-asian="Nimbus Sans L1"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er" style:next-style-name="Text_20_body" style:class="text" style:default-outline-level="3">
      <style:text-properties style:font-name="Nimbus Roman No9 L" fo:font-size="14pt" fo:font-weight="bold" style:font-name-asian="Nimbus Sans L1" style:font-size-asian="14pt" style:font-weight-asian="bold" style:font-name-complex="Lucidasan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er" style:next-style-name="Text_20_body" style:class="text" style:default-outline-level="4">
      <style:text-properties style:font-name="Nimbus Roman No9 L" fo:font-size="12pt" fo:font-weight="bold" style:font-name-asian="Nimbus Sans L1" style:font-size-asian="12pt" style:font-weight-asian="bold" style:font-name-complex="Lucidasans" style:font-size-complex="12pt" style:font-weight-complex="bold"/>
    </style:style>
    <style:style style:name="Heading_20_2" style:display-name="Heading 2" style:family="paragraph" style:parent-style-name="Header" style:next-style-name="Text_20_body" style:class="text" style:default-outline-level="2">
      <style:text-properties style:font-name="Nimbus Roman No9 L" fo:font-size="18pt" fo:font-weight="bold" style:font-name-asian="Nimbus Sans L1" style:font-size-asian="18pt" style:font-weight-asian="bold" style:font-name-complex="Lucidasans" style:font-size-complex="18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print-date>2007-11-29T11:57:38</meta:print-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96" meta:word-count="857" meta:character-count="5254"/>
  </office:meta>
</office:document-meta>
</file>